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6.54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bmission_DenseNet201_do0.3_doc0.4_avg-epoch008-val_acc1.000000_D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ct_name</text:p>
          </table:table-cell>
          <table:table-cell office:value-type="string" calcext:value-type="string">
            <text:p>predicted_class</text:p>
          </table:table-cell>
          <table:table-cell office:value-type="string" calcext:value-type="string">
            <text:p>prob_healthy</text:p>
          </table:table-cell>
          <table:table-cell office:value-type="string" calcext:value-type="string">
            <text:p>prob_patho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D0/OCT_Image_RE_Circle-2017-02-06-12-28-12.png</text:p>
          </table:table-cell>
          <table:table-cell office:value-type="string" calcext:value-type="string">
            <text:p>healthy</text:p>
          </table:table-cell>
          <table:table-cell office:value-type="float" office:value="0.99638665" calcext:value-type="float">
            <text:p>0.99638665</text:p>
          </table:table-cell>
          <table:table-cell office:value-type="float" office:value="0.0036133185" calcext:value-type="float">
            <text:p>0.0036133185</text:p>
          </table:table-cell>
          <table:table-cell table:formula="of:=IF([.B2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14-13.png</text:p>
          </table:table-cell>
          <table:table-cell office:value-type="string" calcext:value-type="string">
            <text:p>healthy</text:p>
          </table:table-cell>
          <table:table-cell office:value-type="float" office:value="0.9982158" calcext:value-type="float">
            <text:p>0.9982158</text:p>
          </table:table-cell>
          <table:table-cell office:value-type="float" office:value="0.001784281" calcext:value-type="float">
            <text:p>0.001784281</text:p>
          </table:table-cell>
          <table:table-cell table:formula="of:=IF([.B3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29-11.png</text:p>
          </table:table-cell>
          <table:table-cell office:value-type="string" calcext:value-type="string">
            <text:p>healthy</text:p>
          </table:table-cell>
          <table:table-cell office:value-type="float" office:value="0.9985415" calcext:value-type="float">
            <text:p>0.9985415</text:p>
          </table:table-cell>
          <table:table-cell office:value-type="float" office:value="0.001458499" calcext:value-type="float">
            <text:p>0.001458499</text:p>
          </table:table-cell>
          <table:table-cell table:formula="of:=IF([.B4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4-44-54.png</text:p>
          </table:table-cell>
          <table:table-cell office:value-type="string" calcext:value-type="string">
            <text:p>healthy</text:p>
          </table:table-cell>
          <table:table-cell office:value-type="float" office:value="0.99707365" calcext:value-type="float">
            <text:p>0.99707365</text:p>
          </table:table-cell>
          <table:table-cell office:value-type="float" office:value="0.0029262905" calcext:value-type="float">
            <text:p>0.0029262905</text:p>
          </table:table-cell>
          <table:table-cell table:formula="of:=IF([.B5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51-57.png</text:p>
          </table:table-cell>
          <table:table-cell office:value-type="string" calcext:value-type="string">
            <text:p>healthy</text:p>
          </table:table-cell>
          <table:table-cell office:value-type="float" office:value="0.98198354" calcext:value-type="float">
            <text:p>0.98198354</text:p>
          </table:table-cell>
          <table:table-cell office:value-type="float" office:value="0.01801648" calcext:value-type="float">
            <text:p>0.01801648</text:p>
          </table:table-cell>
          <table:table-cell table:formula="of:=IF([.B6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07-10.png</text:p>
          </table:table-cell>
          <table:table-cell office:value-type="string" calcext:value-type="string">
            <text:p>healthy</text:p>
          </table:table-cell>
          <table:table-cell office:value-type="float" office:value="0.99718434" calcext:value-type="float">
            <text:p>0.99718434</text:p>
          </table:table-cell>
          <table:table-cell office:value-type="float" office:value="0.002815641" calcext:value-type="float">
            <text:p>0.002815641</text:p>
          </table:table-cell>
          <table:table-cell table:formula="of:=IF([.B7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26-48.png</text:p>
          </table:table-cell>
          <table:table-cell office:value-type="string" calcext:value-type="string">
            <text:p>healthy</text:p>
          </table:table-cell>
          <table:table-cell office:value-type="float" office:value="0.99857295" calcext:value-type="float">
            <text:p>0.99857295</text:p>
          </table:table-cell>
          <table:table-cell office:value-type="float" office:value="0.0014270275" calcext:value-type="float">
            <text:p>0.0014270275</text:p>
          </table:table-cell>
          <table:table-cell table:formula="of:=IF([.B8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52-11.png</text:p>
          </table:table-cell>
          <table:table-cell office:value-type="string" calcext:value-type="string">
            <text:p>healthy</text:p>
          </table:table-cell>
          <table:table-cell office:value-type="float" office:value="0.9983376" calcext:value-type="float">
            <text:p>0.9983376</text:p>
          </table:table-cell>
          <table:table-cell office:value-type="float" office:value="0.0016623661" calcext:value-type="float">
            <text:p>0.0016623661</text:p>
          </table:table-cell>
          <table:table-cell table:formula="of:=IF([.B9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30-50.png</text:p>
          </table:table-cell>
          <table:table-cell office:value-type="string" calcext:value-type="string">
            <text:p>healthy</text:p>
          </table:table-cell>
          <table:table-cell office:value-type="float" office:value="0.9983327" calcext:value-type="float">
            <text:p>0.9983327</text:p>
          </table:table-cell>
          <table:table-cell office:value-type="float" office:value="0.0016673091" calcext:value-type="float">
            <text:p>0.0016673091</text:p>
          </table:table-cell>
          <table:table-cell table:formula="of:=IF([.B10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23-41.png</text:p>
          </table:table-cell>
          <table:table-cell office:value-type="string" calcext:value-type="string">
            <text:p>healthy</text:p>
          </table:table-cell>
          <table:table-cell office:value-type="float" office:value="0.9981217" calcext:value-type="float">
            <text:p>0.9981217</text:p>
          </table:table-cell>
          <table:table-cell office:value-type="float" office:value="0.0018783559" calcext:value-type="float">
            <text:p>0.0018783559</text:p>
          </table:table-cell>
          <table:table-cell table:formula="of:=IF([.B11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29-18.png</text:p>
          </table:table-cell>
          <table:table-cell office:value-type="string" calcext:value-type="string">
            <text:p>healthy</text:p>
          </table:table-cell>
          <table:table-cell office:value-type="float" office:value="0.99760926" calcext:value-type="float">
            <text:p>0.99760926</text:p>
          </table:table-cell>
          <table:table-cell office:value-type="float" office:value="0.0023907437" calcext:value-type="float">
            <text:p>0.0023907437</text:p>
          </table:table-cell>
          <table:table-cell table:formula="of:=IF([.B12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39-13.png</text:p>
          </table:table-cell>
          <table:table-cell office:value-type="string" calcext:value-type="string">
            <text:p>healthy</text:p>
          </table:table-cell>
          <table:table-cell office:value-type="float" office:value="0.99658895" calcext:value-type="float">
            <text:p>0.99658895</text:p>
          </table:table-cell>
          <table:table-cell office:value-type="float" office:value="0.003411049" calcext:value-type="float">
            <text:p>0.003411049</text:p>
          </table:table-cell>
          <table:table-cell table:formula="of:=IF([.B13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40-06.png</text:p>
          </table:table-cell>
          <table:table-cell office:value-type="string" calcext:value-type="string">
            <text:p>healthy</text:p>
          </table:table-cell>
          <table:table-cell office:value-type="float" office:value="0.9985869" calcext:value-type="float">
            <text:p>0.9985869</text:p>
          </table:table-cell>
          <table:table-cell office:value-type="float" office:value="0.0014130984" calcext:value-type="float">
            <text:p>0.0014130984</text:p>
          </table:table-cell>
          <table:table-cell table:formula="of:=IF([.B14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50-25.png</text:p>
          </table:table-cell>
          <table:table-cell office:value-type="string" calcext:value-type="string">
            <text:p>healthy</text:p>
          </table:table-cell>
          <table:table-cell office:value-type="float" office:value="0.9970765" calcext:value-type="float">
            <text:p>0.9970765</text:p>
          </table:table-cell>
          <table:table-cell office:value-type="float" office:value="0.0029235166" calcext:value-type="float">
            <text:p>0.0029235166</text:p>
          </table:table-cell>
          <table:table-cell table:formula="of:=IF([.B15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21-17.png</text:p>
          </table:table-cell>
          <table:table-cell office:value-type="string" calcext:value-type="string">
            <text:p>healthy</text:p>
          </table:table-cell>
          <table:table-cell office:value-type="float" office:value="0.9979128" calcext:value-type="float">
            <text:p>0.9979128</text:p>
          </table:table-cell>
          <table:table-cell office:value-type="float" office:value="0.0020871956" calcext:value-type="float">
            <text:p>0.0020871956</text:p>
          </table:table-cell>
          <table:table-cell table:formula="of:=IF([.B16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41-48.png</text:p>
          </table:table-cell>
          <table:table-cell office:value-type="string" calcext:value-type="string">
            <text:p>healthy</text:p>
          </table:table-cell>
          <table:table-cell office:value-type="float" office:value="0.93870264" calcext:value-type="float">
            <text:p>0.93870264</text:p>
          </table:table-cell>
          <table:table-cell office:value-type="float" office:value="0.061297353" calcext:value-type="float">
            <text:p>0.061297353</text:p>
          </table:table-cell>
          <table:table-cell table:formula="of:=IF([.B17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01-18.png</text:p>
          </table:table-cell>
          <table:table-cell office:value-type="string" calcext:value-type="string">
            <text:p>healthy</text:p>
          </table:table-cell>
          <table:table-cell office:value-type="float" office:value="0.99763644" calcext:value-type="float">
            <text:p>0.99763644</text:p>
          </table:table-cell>
          <table:table-cell office:value-type="float" office:value="0.0023635195" calcext:value-type="float">
            <text:p>0.0023635195</text:p>
          </table:table-cell>
          <table:table-cell table:formula="of:=IF([.B18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14-26.png</text:p>
          </table:table-cell>
          <table:table-cell office:value-type="string" calcext:value-type="string">
            <text:p>healthy</text:p>
          </table:table-cell>
          <table:table-cell office:value-type="float" office:value="0.9958418" calcext:value-type="float">
            <text:p>0.9958418</text:p>
          </table:table-cell>
          <table:table-cell office:value-type="float" office:value="0.0041582393" calcext:value-type="float">
            <text:p>0.0041582393</text:p>
          </table:table-cell>
          <table:table-cell table:formula="of:=IF([.B19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21-42.png</text:p>
          </table:table-cell>
          <table:table-cell office:value-type="string" calcext:value-type="string">
            <text:p>healthy</text:p>
          </table:table-cell>
          <table:table-cell office:value-type="float" office:value="0.97373056" calcext:value-type="float">
            <text:p>0.97373056</text:p>
          </table:table-cell>
          <table:table-cell office:value-type="float" office:value="0.026269464" calcext:value-type="float">
            <text:p>0.026269464</text:p>
          </table:table-cell>
          <table:table-cell table:formula="of:=IF([.B20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40-30.png</text:p>
          </table:table-cell>
          <table:table-cell office:value-type="string" calcext:value-type="string">
            <text:p>healthy</text:p>
          </table:table-cell>
          <table:table-cell office:value-type="float" office:value="0.9978618" calcext:value-type="float">
            <text:p>0.9978618</text:p>
          </table:table-cell>
          <table:table-cell office:value-type="float" office:value="0.002138146" calcext:value-type="float">
            <text:p>0.002138146</text:p>
          </table:table-cell>
          <table:table-cell table:formula="of:=IF([.B21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42-33.png</text:p>
          </table:table-cell>
          <table:table-cell office:value-type="string" calcext:value-type="string">
            <text:p>healthy</text:p>
          </table:table-cell>
          <table:table-cell office:value-type="float" office:value="0.9958254" calcext:value-type="float">
            <text:p>0.9958254</text:p>
          </table:table-cell>
          <table:table-cell office:value-type="float" office:value="0.004174647" calcext:value-type="float">
            <text:p>0.004174647</text:p>
          </table:table-cell>
          <table:table-cell table:formula="of:=IF([.B22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43-33.png</text:p>
          </table:table-cell>
          <table:table-cell office:value-type="string" calcext:value-type="string">
            <text:p>healthy</text:p>
          </table:table-cell>
          <table:table-cell office:value-type="float" office:value="0.9489849" calcext:value-type="float">
            <text:p>0.9489849</text:p>
          </table:table-cell>
          <table:table-cell office:value-type="float" office:value="0.05101514" calcext:value-type="float">
            <text:p>0.05101514</text:p>
          </table:table-cell>
          <table:table-cell table:formula="of:=IF([.B23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40-33.png</text:p>
          </table:table-cell>
          <table:table-cell office:value-type="string" calcext:value-type="string">
            <text:p>healthy</text:p>
          </table:table-cell>
          <table:table-cell office:value-type="float" office:value="0.9962612" calcext:value-type="float">
            <text:p>0.9962612</text:p>
          </table:table-cell>
          <table:table-cell office:value-type="float" office:value="0.003738779" calcext:value-type="float">
            <text:p>0.003738779</text:p>
          </table:table-cell>
          <table:table-cell table:formula="of:=IF([.B24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07-02.png</text:p>
          </table:table-cell>
          <table:table-cell office:value-type="string" calcext:value-type="string">
            <text:p>healthy</text:p>
          </table:table-cell>
          <table:table-cell office:value-type="float" office:value="0.9798093" calcext:value-type="float">
            <text:p>0.9798093</text:p>
          </table:table-cell>
          <table:table-cell office:value-type="float" office:value="0.020190742" calcext:value-type="float">
            <text:p>0.020190742</text:p>
          </table:table-cell>
          <table:table-cell table:formula="of:=IF([.B25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38-02.png</text:p>
          </table:table-cell>
          <table:table-cell office:value-type="string" calcext:value-type="string">
            <text:p>healthy</text:p>
          </table:table-cell>
          <table:table-cell office:value-type="float" office:value="0.997285" calcext:value-type="float">
            <text:p>0.997285</text:p>
          </table:table-cell>
          <table:table-cell office:value-type="float" office:value="0.0027150344" calcext:value-type="float">
            <text:p>0.0027150344</text:p>
          </table:table-cell>
          <table:table-cell table:formula="of:=IF([.B26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31-29.png</text:p>
          </table:table-cell>
          <table:table-cell office:value-type="string" calcext:value-type="string">
            <text:p>healthy</text:p>
          </table:table-cell>
          <table:table-cell office:value-type="float" office:value="0.9978683" calcext:value-type="float">
            <text:p>0.9978683</text:p>
          </table:table-cell>
          <table:table-cell office:value-type="float" office:value="0.0021316214" calcext:value-type="float">
            <text:p>0.0021316214</text:p>
          </table:table-cell>
          <table:table-cell table:formula="of:=IF([.B27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24-43.png</text:p>
          </table:table-cell>
          <table:table-cell office:value-type="string" calcext:value-type="string">
            <text:p>healthy</text:p>
          </table:table-cell>
          <table:table-cell office:value-type="float" office:value="0.9913408" calcext:value-type="float">
            <text:p>0.9913408</text:p>
          </table:table-cell>
          <table:table-cell office:value-type="float" office:value="0.008659158" calcext:value-type="float">
            <text:p>0.008659158</text:p>
          </table:table-cell>
          <table:table-cell table:formula="of:=IF([.B28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21-09.png</text:p>
          </table:table-cell>
          <table:table-cell office:value-type="string" calcext:value-type="string">
            <text:p>healthy</text:p>
          </table:table-cell>
          <table:table-cell office:value-type="float" office:value="0.94576454" calcext:value-type="float">
            <text:p>0.94576454</text:p>
          </table:table-cell>
          <table:table-cell office:value-type="float" office:value="0.054235518" calcext:value-type="float">
            <text:p>0.054235518</text:p>
          </table:table-cell>
          <table:table-cell table:formula="of:=IF([.B29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4-56-29.png</text:p>
          </table:table-cell>
          <table:table-cell office:value-type="string" calcext:value-type="string">
            <text:p>healthy</text:p>
          </table:table-cell>
          <table:table-cell office:value-type="float" office:value="0.99530846" calcext:value-type="float">
            <text:p>0.99530846</text:p>
          </table:table-cell>
          <table:table-cell office:value-type="float" office:value="0.0046914974" calcext:value-type="float">
            <text:p>0.0046914974</text:p>
          </table:table-cell>
          <table:table-cell table:formula="of:=IF([.B30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4-45-07.png</text:p>
          </table:table-cell>
          <table:table-cell office:value-type="string" calcext:value-type="string">
            <text:p>healthy</text:p>
          </table:table-cell>
          <table:table-cell office:value-type="float" office:value="0.9983467" calcext:value-type="float">
            <text:p>0.9983467</text:p>
          </table:table-cell>
          <table:table-cell office:value-type="float" office:value="0.0016532895" calcext:value-type="float">
            <text:p>0.0016532895</text:p>
          </table:table-cell>
          <table:table-cell table:formula="of:=IF([.B31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20-58.png</text:p>
          </table:table-cell>
          <table:table-cell office:value-type="string" calcext:value-type="string">
            <text:p>healthy</text:p>
          </table:table-cell>
          <table:table-cell office:value-type="float" office:value="0.9736971" calcext:value-type="float">
            <text:p>0.9736971</text:p>
          </table:table-cell>
          <table:table-cell office:value-type="float" office:value="0.026302848" calcext:value-type="float">
            <text:p>0.026302848</text:p>
          </table:table-cell>
          <table:table-cell table:formula="of:=IF([.B32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51-45.png</text:p>
          </table:table-cell>
          <table:table-cell office:value-type="string" calcext:value-type="string">
            <text:p>healthy</text:p>
          </table:table-cell>
          <table:table-cell office:value-type="float" office:value="0.9954726" calcext:value-type="float">
            <text:p>0.9954726</text:p>
          </table:table-cell>
          <table:table-cell office:value-type="float" office:value="0.004527353" calcext:value-type="float">
            <text:p>0.004527353</text:p>
          </table:table-cell>
          <table:table-cell table:formula="of:=IF([.B33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21-16.png</text:p>
          </table:table-cell>
          <table:table-cell office:value-type="string" calcext:value-type="string">
            <text:p>healthy</text:p>
          </table:table-cell>
          <table:table-cell office:value-type="float" office:value="0.9978144" calcext:value-type="float">
            <text:p>0.9978144</text:p>
          </table:table-cell>
          <table:table-cell office:value-type="float" office:value="0.002185565" calcext:value-type="float">
            <text:p>0.002185565</text:p>
          </table:table-cell>
          <table:table-cell table:formula="of:=IF([.B34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00-35.png</text:p>
          </table:table-cell>
          <table:table-cell office:value-type="string" calcext:value-type="string">
            <text:p>healthy</text:p>
          </table:table-cell>
          <table:table-cell office:value-type="float" office:value="0.99209094" calcext:value-type="float">
            <text:p>0.99209094</text:p>
          </table:table-cell>
          <table:table-cell office:value-type="float" office:value="0.007909032" calcext:value-type="float">
            <text:p>0.007909032</text:p>
          </table:table-cell>
          <table:table-cell table:formula="of:=IF([.B35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4-58-27.png</text:p>
          </table:table-cell>
          <table:table-cell office:value-type="string" calcext:value-type="string">
            <text:p>healthy</text:p>
          </table:table-cell>
          <table:table-cell office:value-type="float" office:value="0.9972078" calcext:value-type="float">
            <text:p>0.9972078</text:p>
          </table:table-cell>
          <table:table-cell office:value-type="float" office:value="0.0027921211" calcext:value-type="float">
            <text:p>0.0027921211</text:p>
          </table:table-cell>
          <table:table-cell table:formula="of:=IF([.B36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14-19.png</text:p>
          </table:table-cell>
          <table:table-cell office:value-type="string" calcext:value-type="string">
            <text:p>healthy</text:p>
          </table:table-cell>
          <table:table-cell office:value-type="float" office:value="0.9979728" calcext:value-type="float">
            <text:p>0.9979728</text:p>
          </table:table-cell>
          <table:table-cell office:value-type="float" office:value="0.0020272299" calcext:value-type="float">
            <text:p>0.0020272299</text:p>
          </table:table-cell>
          <table:table-cell table:formula="of:=IF([.B37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40-15.png</text:p>
          </table:table-cell>
          <table:table-cell office:value-type="string" calcext:value-type="string">
            <text:p>healthy</text:p>
          </table:table-cell>
          <table:table-cell office:value-type="float" office:value="0.99085706" calcext:value-type="float">
            <text:p>0.99085706</text:p>
          </table:table-cell>
          <table:table-cell office:value-type="float" office:value="0.009142909" calcext:value-type="float">
            <text:p>0.009142909</text:p>
          </table:table-cell>
          <table:table-cell table:formula="of:=IF([.B38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07-30.png</text:p>
          </table:table-cell>
          <table:table-cell office:value-type="string" calcext:value-type="string">
            <text:p>healthy</text:p>
          </table:table-cell>
          <table:table-cell office:value-type="float" office:value="0.9983364" calcext:value-type="float">
            <text:p>0.9983364</text:p>
          </table:table-cell>
          <table:table-cell office:value-type="float" office:value="0.0016636953" calcext:value-type="float">
            <text:p>0.0016636953</text:p>
          </table:table-cell>
          <table:table-cell table:formula="of:=IF([.B39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21-29.png</text:p>
          </table:table-cell>
          <table:table-cell office:value-type="string" calcext:value-type="string">
            <text:p>healthy</text:p>
          </table:table-cell>
          <table:table-cell office:value-type="float" office:value="0.99752206" calcext:value-type="float">
            <text:p>0.99752206</text:p>
          </table:table-cell>
          <table:table-cell office:value-type="float" office:value="0.0024778976" calcext:value-type="float">
            <text:p>0.0024778976</text:p>
          </table:table-cell>
          <table:table-cell table:formula="of:=IF([.B40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08-08.png</text:p>
          </table:table-cell>
          <table:table-cell office:value-type="string" calcext:value-type="string">
            <text:p>healthy</text:p>
          </table:table-cell>
          <table:table-cell office:value-type="float" office:value="0.82987565" calcext:value-type="float">
            <text:p>0.82987565</text:p>
          </table:table-cell>
          <table:table-cell office:value-type="float" office:value="0.17012437" calcext:value-type="float">
            <text:p>0.17012437</text:p>
          </table:table-cell>
          <table:table-cell table:formula="of:=IF([.B41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39-33.png</text:p>
          </table:table-cell>
          <table:table-cell office:value-type="string" calcext:value-type="string">
            <text:p>healthy</text:p>
          </table:table-cell>
          <table:table-cell office:value-type="float" office:value="0.99493873" calcext:value-type="float">
            <text:p>0.99493873</text:p>
          </table:table-cell>
          <table:table-cell office:value-type="float" office:value="0.005061263" calcext:value-type="float">
            <text:p>0.005061263</text:p>
          </table:table-cell>
          <table:table-cell table:formula="of:=IF([.B42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4-44-17.png</text:p>
          </table:table-cell>
          <table:table-cell office:value-type="string" calcext:value-type="string">
            <text:p>healthy</text:p>
          </table:table-cell>
          <table:table-cell office:value-type="float" office:value="0.9978871" calcext:value-type="float">
            <text:p>0.9978871</text:p>
          </table:table-cell>
          <table:table-cell office:value-type="float" office:value="0.0021128722" calcext:value-type="float">
            <text:p>0.0021128722</text:p>
          </table:table-cell>
          <table:table-cell table:formula="of:=IF([.B43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39-27.png</text:p>
          </table:table-cell>
          <table:table-cell office:value-type="string" calcext:value-type="string">
            <text:p>healthy</text:p>
          </table:table-cell>
          <table:table-cell office:value-type="float" office:value="0.9968749" calcext:value-type="float">
            <text:p>0.9968749</text:p>
          </table:table-cell>
          <table:table-cell office:value-type="float" office:value="0.003125021" calcext:value-type="float">
            <text:p>0.003125021</text:p>
          </table:table-cell>
          <table:table-cell table:formula="of:=IF([.B44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35-55.png</text:p>
          </table:table-cell>
          <table:table-cell office:value-type="string" calcext:value-type="string">
            <text:p>healthy</text:p>
          </table:table-cell>
          <table:table-cell office:value-type="float" office:value="0.9643641" calcext:value-type="float">
            <text:p>0.9643641</text:p>
          </table:table-cell>
          <table:table-cell office:value-type="float" office:value="0.03563588" calcext:value-type="float">
            <text:p>0.03563588</text:p>
          </table:table-cell>
          <table:table-cell table:formula="of:=IF([.B45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09-30.png</text:p>
          </table:table-cell>
          <table:table-cell office:value-type="string" calcext:value-type="string">
            <text:p>healthy</text:p>
          </table:table-cell>
          <table:table-cell office:value-type="float" office:value="0.99684757" calcext:value-type="float">
            <text:p>0.99684757</text:p>
          </table:table-cell>
          <table:table-cell office:value-type="float" office:value="0.003152437" calcext:value-type="float">
            <text:p>0.003152437</text:p>
          </table:table-cell>
          <table:table-cell table:formula="of:=IF([.B46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01-24.png</text:p>
          </table:table-cell>
          <table:table-cell office:value-type="string" calcext:value-type="string">
            <text:p>healthy</text:p>
          </table:table-cell>
          <table:table-cell office:value-type="float" office:value="0.9841015" calcext:value-type="float">
            <text:p>0.9841015</text:p>
          </table:table-cell>
          <table:table-cell office:value-type="float" office:value="0.015898563" calcext:value-type="float">
            <text:p>0.015898563</text:p>
          </table:table-cell>
          <table:table-cell table:formula="of:=IF([.B47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26-52.png</text:p>
          </table:table-cell>
          <table:table-cell office:value-type="string" calcext:value-type="string">
            <text:p>healthy</text:p>
          </table:table-cell>
          <table:table-cell office:value-type="float" office:value="0.99686414" calcext:value-type="float">
            <text:p>0.99686414</text:p>
          </table:table-cell>
          <table:table-cell office:value-type="float" office:value="0.0031358209" calcext:value-type="float">
            <text:p>0.0031358209</text:p>
          </table:table-cell>
          <table:table-cell table:formula="of:=IF([.B48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4-45-00.png</text:p>
          </table:table-cell>
          <table:table-cell office:value-type="string" calcext:value-type="string">
            <text:p>pathological</text:p>
          </table:table-cell>
          <table:table-cell office:value-type="float" office:value="0.40808526" calcext:value-type="float">
            <text:p>0.40808526</text:p>
          </table:table-cell>
          <table:table-cell office:value-type="float" office:value="0.5919147" calcext:value-type="float">
            <text:p>0.5919147</text:p>
          </table:table-cell>
          <table:table-cell table:formula="of:=IF([.B49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49-31.png</text:p>
          </table:table-cell>
          <table:table-cell office:value-type="string" calcext:value-type="string">
            <text:p>healthy</text:p>
          </table:table-cell>
          <table:table-cell office:value-type="float" office:value="0.99797636" calcext:value-type="float">
            <text:p>0.99797636</text:p>
          </table:table-cell>
          <table:table-cell office:value-type="float" office:value="0.0020235933" calcext:value-type="float">
            <text:p>0.0020235933</text:p>
          </table:table-cell>
          <table:table-cell table:formula="of:=IF([.B50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39-39.png</text:p>
          </table:table-cell>
          <table:table-cell office:value-type="string" calcext:value-type="string">
            <text:p>pathological</text:p>
          </table:table-cell>
          <table:table-cell office:value-type="float" office:value="0.22467029" calcext:value-type="float">
            <text:p>0.22467029</text:p>
          </table:table-cell>
          <table:table-cell office:value-type="float" office:value="0.7753297" calcext:value-type="float">
            <text:p>0.7753297</text:p>
          </table:table-cell>
          <table:table-cell table:formula="of:=IF([.B51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4-54-25.png</text:p>
          </table:table-cell>
          <table:table-cell office:value-type="string" calcext:value-type="string">
            <text:p>healthy</text:p>
          </table:table-cell>
          <table:table-cell office:value-type="float" office:value="0.9985612" calcext:value-type="float">
            <text:p>0.9985612</text:p>
          </table:table-cell>
          <table:table-cell office:value-type="float" office:value="0.0014388649" calcext:value-type="float">
            <text:p>0.0014388649</text:p>
          </table:table-cell>
          <table:table-cell table:formula="of:=IF([.B52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4-54-40.png</text:p>
          </table:table-cell>
          <table:table-cell office:value-type="string" calcext:value-type="string">
            <text:p>healthy</text:p>
          </table:table-cell>
          <table:table-cell office:value-type="float" office:value="0.99573696" calcext:value-type="float">
            <text:p>0.99573696</text:p>
          </table:table-cell>
          <table:table-cell office:value-type="float" office:value="0.0042630592" calcext:value-type="float">
            <text:p>0.0042630592</text:p>
          </table:table-cell>
          <table:table-cell table:formula="of:=IF([.B53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27-05.png</text:p>
          </table:table-cell>
          <table:table-cell office:value-type="string" calcext:value-type="string">
            <text:p>healthy</text:p>
          </table:table-cell>
          <table:table-cell office:value-type="float" office:value="0.9976942" calcext:value-type="float">
            <text:p>0.9976942</text:p>
          </table:table-cell>
          <table:table-cell office:value-type="float" office:value="0.0023058052" calcext:value-type="float">
            <text:p>0.0023058052</text:p>
          </table:table-cell>
          <table:table-cell table:formula="of:=IF([.B54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4-59-19.png</text:p>
          </table:table-cell>
          <table:table-cell office:value-type="string" calcext:value-type="string">
            <text:p>pathological</text:p>
          </table:table-cell>
          <table:table-cell office:value-type="float" office:value="0.19217607" calcext:value-type="float">
            <text:p>0.19217607</text:p>
          </table:table-cell>
          <table:table-cell office:value-type="float" office:value="0.8078239" calcext:value-type="float">
            <text:p>0.8078239</text:p>
          </table:table-cell>
          <table:table-cell table:formula="of:=IF([.B55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36-41.png</text:p>
          </table:table-cell>
          <table:table-cell office:value-type="string" calcext:value-type="string">
            <text:p>healthy</text:p>
          </table:table-cell>
          <table:table-cell office:value-type="float" office:value="0.9954064" calcext:value-type="float">
            <text:p>0.9954064</text:p>
          </table:table-cell>
          <table:table-cell office:value-type="float" office:value="0.0045936545" calcext:value-type="float">
            <text:p>0.0045936545</text:p>
          </table:table-cell>
          <table:table-cell table:formula="of:=IF([.B56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31-59.png</text:p>
          </table:table-cell>
          <table:table-cell office:value-type="string" calcext:value-type="string">
            <text:p>pathological</text:p>
          </table:table-cell>
          <table:table-cell office:value-type="float" office:value="0.14719024" calcext:value-type="float">
            <text:p>0.14719024</text:p>
          </table:table-cell>
          <table:table-cell office:value-type="float" office:value="0.8528098" calcext:value-type="float">
            <text:p>0.8528098</text:p>
          </table:table-cell>
          <table:table-cell table:formula="of:=IF([.B57]=&quot;healthy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21-23.png</text:p>
          </table:table-cell>
          <table:table-cell office:value-type="string" calcext:value-type="string">
            <text:p>healthy</text:p>
          </table:table-cell>
          <table:table-cell office:value-type="float" office:value="0.9980197" calcext:value-type="float">
            <text:p>0.9980197</text:p>
          </table:table-cell>
          <table:table-cell office:value-type="float" office:value="0.0019802812" calcext:value-type="float">
            <text:p>0.0019802812</text:p>
          </table:table-cell>
          <table:table-cell table:formula="of:=IF([.B58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51-50.png</text:p>
          </table:table-cell>
          <table:table-cell office:value-type="string" calcext:value-type="string">
            <text:p>healthy</text:p>
          </table:table-cell>
          <table:table-cell office:value-type="float" office:value="0.99785465" calcext:value-type="float">
            <text:p>0.99785465</text:p>
          </table:table-cell>
          <table:table-cell office:value-type="float" office:value="0.002145305" calcext:value-type="float">
            <text:p>0.002145305</text:p>
          </table:table-cell>
          <table:table-cell table:formula="of:=IF([.B59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09-48.png</text:p>
          </table:table-cell>
          <table:table-cell office:value-type="string" calcext:value-type="string">
            <text:p>healthy</text:p>
          </table:table-cell>
          <table:table-cell office:value-type="float" office:value="0.996729" calcext:value-type="float">
            <text:p>0.996729</text:p>
          </table:table-cell>
          <table:table-cell office:value-type="float" office:value="0.003271023" calcext:value-type="float">
            <text:p>0.003271023</text:p>
          </table:table-cell>
          <table:table-cell table:formula="of:=IF([.B60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22-49.png</text:p>
          </table:table-cell>
          <table:table-cell office:value-type="string" calcext:value-type="string">
            <text:p>healthy</text:p>
          </table:table-cell>
          <table:table-cell office:value-type="float" office:value="0.95431703" calcext:value-type="float">
            <text:p>0.95431703</text:p>
          </table:table-cell>
          <table:table-cell office:value-type="float" office:value="0.04568299" calcext:value-type="float">
            <text:p>0.04568299</text:p>
          </table:table-cell>
          <table:table-cell table:formula="of:=IF([.B61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16-47.png</text:p>
          </table:table-cell>
          <table:table-cell office:value-type="string" calcext:value-type="string">
            <text:p>healthy</text:p>
          </table:table-cell>
          <table:table-cell office:value-type="float" office:value="0.9974673" calcext:value-type="float">
            <text:p>0.9974673</text:p>
          </table:table-cell>
          <table:table-cell office:value-type="float" office:value="0.0025327588" calcext:value-type="float">
            <text:p>0.0025327588</text:p>
          </table:table-cell>
          <table:table-cell table:formula="of:=IF([.B62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32-26.png</text:p>
          </table:table-cell>
          <table:table-cell office:value-type="string" calcext:value-type="string">
            <text:p>healthy</text:p>
          </table:table-cell>
          <table:table-cell office:value-type="float" office:value="0.9982498" calcext:value-type="float">
            <text:p>0.9982498</text:p>
          </table:table-cell>
          <table:table-cell office:value-type="float" office:value="0.0017500926" calcext:value-type="float">
            <text:p>0.0017500926</text:p>
          </table:table-cell>
          <table:table-cell table:formula="of:=IF([.B63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4-45-20.png</text:p>
          </table:table-cell>
          <table:table-cell office:value-type="string" calcext:value-type="string">
            <text:p>healthy</text:p>
          </table:table-cell>
          <table:table-cell office:value-type="float" office:value="0.9981071" calcext:value-type="float">
            <text:p>0.9981071</text:p>
          </table:table-cell>
          <table:table-cell office:value-type="float" office:value="0.0018928886" calcext:value-type="float">
            <text:p>0.0018928886</text:p>
          </table:table-cell>
          <table:table-cell table:formula="of:=IF([.B64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5-50-00.png</text:p>
          </table:table-cell>
          <table:table-cell office:value-type="string" calcext:value-type="string">
            <text:p>healthy</text:p>
          </table:table-cell>
          <table:table-cell office:value-type="float" office:value="0.99754375" calcext:value-type="float">
            <text:p>0.99754375</text:p>
          </table:table-cell>
          <table:table-cell office:value-type="float" office:value="0.0024562073" calcext:value-type="float">
            <text:p>0.0024562073</text:p>
          </table:table-cell>
          <table:table-cell table:formula="of:=IF([.B65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32-09.png</text:p>
          </table:table-cell>
          <table:table-cell office:value-type="string" calcext:value-type="string">
            <text:p>healthy</text:p>
          </table:table-cell>
          <table:table-cell office:value-type="float" office:value="0.98187387" calcext:value-type="float">
            <text:p>0.98187387</text:p>
          </table:table-cell>
          <table:table-cell office:value-type="float" office:value="0.018126128" calcext:value-type="float">
            <text:p>0.018126128</text:p>
          </table:table-cell>
          <table:table-cell table:formula="of:=IF([.B66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4-56-36.png</text:p>
          </table:table-cell>
          <table:table-cell office:value-type="string" calcext:value-type="string">
            <text:p>healthy</text:p>
          </table:table-cell>
          <table:table-cell office:value-type="float" office:value="0.9980405" calcext:value-type="float">
            <text:p>0.9980405</text:p>
          </table:table-cell>
          <table:table-cell office:value-type="float" office:value="0.0019595015" calcext:value-type="float">
            <text:p>0.0019595015</text:p>
          </table:table-cell>
          <table:table-cell table:formula="of:=IF([.B67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08-57.png</text:p>
          </table:table-cell>
          <table:table-cell office:value-type="string" calcext:value-type="string">
            <text:p>healthy</text:p>
          </table:table-cell>
          <table:table-cell office:value-type="float" office:value="0.9982192" calcext:value-type="float">
            <text:p>0.9982192</text:p>
          </table:table-cell>
          <table:table-cell office:value-type="float" office:value="0.0017808023" calcext:value-type="float">
            <text:p>0.0017808023</text:p>
          </table:table-cell>
          <table:table-cell table:formula="of:=IF([.B68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43-19.png</text:p>
          </table:table-cell>
          <table:table-cell office:value-type="string" calcext:value-type="string">
            <text:p>healthy</text:p>
          </table:table-cell>
          <table:table-cell office:value-type="float" office:value="0.98802406" calcext:value-type="float">
            <text:p>0.98802406</text:p>
          </table:table-cell>
          <table:table-cell office:value-type="float" office:value="0.011975968" calcext:value-type="float">
            <text:p>0.011975968</text:p>
          </table:table-cell>
          <table:table-cell table:formula="of:=IF([.B69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6-28-43.png</text:p>
          </table:table-cell>
          <table:table-cell office:value-type="string" calcext:value-type="string">
            <text:p>healthy</text:p>
          </table:table-cell>
          <table:table-cell office:value-type="float" office:value="0.54869986" calcext:value-type="float">
            <text:p>0.54869986</text:p>
          </table:table-cell>
          <table:table-cell office:value-type="float" office:value="0.4513001" calcext:value-type="float">
            <text:p>0.4513001</text:p>
          </table:table-cell>
          <table:table-cell table:formula="of:=IF([.B70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0/OCT_Image_RE_Circle-2017-02-06-12-32-11.png</text:p>
          </table:table-cell>
          <table:table-cell office:value-type="string" calcext:value-type="string">
            <text:p>healthy</text:p>
          </table:table-cell>
          <table:table-cell office:value-type="float" office:value="0.9979748" calcext:value-type="float">
            <text:p>0.9979748</text:p>
          </table:table-cell>
          <table:table-cell office:value-type="float" office:value="0.0020251742" calcext:value-type="float">
            <text:p>0.0020251742</text:p>
          </table:table-cell>
          <table:table-cell table:formula="of:=IF([.B71]=&quot;healthy&quot;;1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formula="of:=SUM([.E2:.E71])" office:value-type="float" office:value="66" calcext:value-type="float">
            <text:p>66</text:p>
          </table:table-cell>
          <table:table-cell table:formula="of:=[.E72]/70" office:value-type="float" office:value="0.942857142857143" calcext:value-type="float">
            <text:p>0.942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09:35:02.987638244</dc:date>
    <meta:editing-duration>PT52S</meta:editing-duration>
    <meta:editing-cycles>1</meta:editing-cycles>
    <meta:document-statistic meta:table-count="1" meta:cell-count="356" meta:object-count="0"/>
    <meta:generator>LibreOffice/5.1.6.2$Linux_X86_64 LibreOffice_project/10m0$Build-2</meta:generator>
  </office:meta>
</office:document-meta>
</file>